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“TOUS AU NUMÉRIQUE”</text:p>
      <text:p text:style-name="P1"/>
      <text:p text:style-name="P1"/>
      <text:p text:style-name="P1">RESTITUTION DES BESOINS :</text:p>
      <text:p text:style-name="P1"/>
      <text:p text:style-name="P1">Dans le cadre de l’organisation de votre journée, vous souhaitez :</text:p>
      <text:p text:style-name="P1"/>
      <text:p text:style-name="P1">Enregistrer les participants via un formulaire avec les informations suivantes : </text:p>
      <text:list xml:id="list2843018168419737823" text:style-name="WWNum4">
        <text:list-item>
          <text:p text:style-name="P3">identité de la personne</text:p>
        </text:list-item>
        <text:list-item>
          <text:p text:style-name="P3">entreprise / poste</text:p>
        </text:list-item>
        <text:list-item>
          <text:p text:style-name="P3">Ou avez-vous entendu parler de cet événement ?</text:p>
        </text:list-item>
        <text:list-item>
          <text:p text:style-name="P3">lieu</text:p>
        </text:list-item>
        <text:list-item>
          <text:p text:style-name="P3">texte libre</text:p>
        </text:list-item>
      </text:list>
      <text:p text:style-name="P9"/>
      <text:p text:style-name="P10">Proposer un questionnaire de satisfaction anonyme a la sortie de l’évènement :</text:p>
      <text:list xml:id="list3832199698706982427" text:style-name="WWNum5">
        <text:list-item>
          <text:p text:style-name="P4">Enregistrer l’heure de saisie du formulaire</text:p>
        </text:list-item>
        <text:list-item>
          <text:p text:style-name="P4">Quels stands, ateliers ou présentations avez-vous le plus apprécié ?</text:p>
        </text:list-item>
        <text:list-item>
          <text:p text:style-name="P4">Souhaitez-vous être recontacté prochainement ? (prévoir de demander des dates et heures de disponibilités)</text:p>
        </text:list-item>
        <text:list-item>
          <text:p text:style-name="P4">Quelles sont vos attentes vis-à-vis de notre structure ?</text:p>
        </text:list-item>
      </text:list>
      <text:p text:style-name="P10"/>
      <text:p text:style-name="P10">Réaliser des statistiques :</text:p>
      <text:list xml:id="list7051581859825220891" text:style-name="WWNum1">
        <text:list-item>
          <text:p text:style-name="P5"><text:s/>les entreprises et l</text:p>
        </text:list-item>
        <text:list-item>
          <text:p text:style-name="P5">les lieux les plus représentés, </text:p>
        </text:list-item>
        <text:list-item>
          <text:p text:style-name="P5">les pics de visites dans la journée</text:p>
        </text:list-item>
      </text:list>
      <text:p text:style-name="P9"/>
      <text:p text:style-name="P10"><text:soft-page-break/>Vos demandes techniques :</text:p>
      <text:list xml:id="list8958314960933111290" text:style-name="WWNum3">
        <text:list-item>
          <text:p text:style-name="P6">la présentation doit être pro et adaptée à tous les périphériques cad RESPONSIVE</text:p>
        </text:list-item>
        <text:list-item>
          <text:p text:style-name="P6">contrôle systématique des données saisies dans les formulaires. </text:p>
        </text:list-item>
      </text:list>
      <text:p text:style-name="P1"/>
      <text:p text:style-name="P1"/>
      <text:p text:style-name="P1">USER’S STORY ET PERSONAE :</text:p>
      <text:p text:style-name="P1"/>
      <text:p text:style-name="P1">L’administrateur :</text:p>
      <text:list xml:id="list3416775847201195603" text:style-name="WWNum2">
        <text:list-item>
          <text:p text:style-name="P7">En tant qu’ administrateur, je souhaite avoir accès aux informations des visiteurs afin de pouvoir réaliser des statistiques.</text:p>
        </text:list-item>
        <text:list-item>
          <text:p text:style-name="P7">En tant qu' administrateur, je souhaite avoir accès aux réponses des questionnaires afin d’avoir un retour sur la journée et réaliser des statistiques.</text:p>
        </text:list-item>
      </text:list>
      <text:p text:style-name="P10">Le visiteur : </text:p>
      <text:list xml:id="list6942073265833610571" text:style-name="WWNum6">
        <text:list-item>
          <text:p text:style-name="P8">En tant que visiteur, je dois accéder au formulaire d’inscription pour m’enregistrer lors de ma visite afin que les organisateurs récupèrent les données qui les intéressent.</text:p>
        </text:list-item>
        <text:list-item>
          <text:p text:style-name="P8">En tant que visiteur, je dois accéder au questionnaire de satisfaction et le remplir afin que les organisateurs aient un retour sur la journée.</text:p>
        </text:list-item>
      </text:list>
      <text:p text:style-name="P9"/>
      <text:p text:style-name="P10"/>
      <text:p text:style-name="P10"/>
      <text:p text:style-name="P10"/>
      <text:p text:style-name="P9"/>
      <text:p text:style-name="P10"/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8" meta:word-count="262" meta:character-count="1597" meta:non-whitespace-character-count="1375"/>
    <meta:generator>LibreOfficeDev/5.1.0.3$Linux_X86_64 LibreOffice_project/</meta:generator>
  </office:meta>
</office:document-meta>
</file>